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1">
            <text:p>21/10/20</text:p>
          </table:table-cell>
          <table:table-cell table:style-name="ce14" office:value-type="string">
            <text:p>Kadane's Algorithm</text:p>
          </table:table-cell>
          <table:table-cell table:style-name="ce1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7">
            <text:p>2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2">
            <text:p>02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3">
            <text:p>03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4">
            <text:p>04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04/11/2020</text:date>, <text:time>10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10:34:31.67</dc:date>
    <dc:creator>Apoorv </dc:creator>
    <meta:generator>OpenOffice/4.1.7$Win32 OpenOffice.org_project/417m1$Build-9800</meta:generator>
    <meta:editing-duration>PT9H42M22S</meta:editing-duration>
    <meta:editing-cycles>19</meta:editing-cycles>
    <meta:document-statistic meta:table-count="1" meta:cell-count="1815" meta:object-count="0"/>
  </office:meta>
</office:document-meta>
</file>